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hreadFactory.isDaem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Factory.setDaemon( boolean isDaem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Factory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Factory.newThread( final Runnable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hreadFactory.setPriority( final int prio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